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6cm" fo:min-width="3.065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7cm" fo:min-width="1.477cm" fo:padding-top="0.142cm" fo:padding-bottom="0.142cm" fo:padding-left="0.267cm" fo:padding-right="0.267cm"/>
    </style:style>
    <style:style style:name="gr4" style:family="graphic" style:parent-style-name="Объект_20_без_20_заливки_20_и_20_линий">
      <style:graphic-properties svg:stroke-width="0.035cm" draw:marker-start-width="0.252cm" draw:marker-end-width="0.252cm"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7cm" fo:min-width="1.476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123cm" fo:min-width="3.453cm" style:writing-mode="lr-tb"/>
      <style:paragraph-properties style:writing-mode="lr-tb"/>
    </style:style>
    <style:style style:name="gr8" style:family="graphic" style:parent-style-name="Объект_20_без_20_заливки_20_и_20_линий">
      <style:graphic-properties svg:stroke-width="0.035cm" draw:marker-start-width="0.252cm" draw:marker-end-width="0.252cm" svg:stroke-opacity="100%" draw:textarea-horizontal-align="center" draw:textarea-vertical-align="middle" draw:ole-draw-aspect="1" style:protect="siz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22cm" fo:min-width="3.453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22cm" fo:min-width="3.452cm" fo:padding-top="0.142cm" fo:padding-bottom="0.142cm" fo:padding-left="0.267cm" fo:padding-right="0.267cm" style:writing-mode="lr-tb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541cm" fo:min-width="1.081cm" style:writing-mode="lr-tb"/>
      <style:paragraph-properties style:writing-mode="lr-tb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541cm" fo:min-width="1.082cm" style:writing-mode="lr-tb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25cm" fo:min-width="1.904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draw:fill-color="#ffffff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123cm" fo:min-width="3.452cm" style:writing-mode="lr-tb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866cm" fo:min-width="3.066cm" fo:padding-top="0.142cm" fo:padding-bottom="0.142cm" fo:padding-left="0.267cm" fo:padding-right="0.267cm" style:writing-mode="lr-tb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Times New Roman" fo:font-size="14pt"/>
    </style:style>
    <style:style style:name="P9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family="paragraph">
      <loext:graphic-properties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1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12" style:family="paragraph">
      <loext:graphic-properties draw:fill-color="#ffffff"/>
      <style:paragraph-properties fo:text-align="center" style:writing-mode="lr-tb"/>
      <style:text-properties style:font-name="Times New Roman" fo:font-size="13pt" style:font-size-asian="13pt" style:font-size-complex="13pt"/>
    </style:style>
    <style:style style:name="P13" style:family="paragraph">
      <loext:graphic-properties draw:fill-color="#ffffff" draw:opacity="0%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953cm" svg:height="1.582cm" svg:x="3.915cm" svg:y="2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5.892cm" svg:y1="3.582cm" svg:x2="5.901cm" svg:y2="4.327cm">
          <text:p/>
        </draw:line>
        <draw:custom-shape draw:style-name="gr3" draw:text-style-name="P4" draw:layer="layout" svg:width="3.953cm" svg:height="2.373cm" svg:x="3.952cm" svg:y="7.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0.837cm" svg:height="0.372cm" svg:x="5.533cm" svg:y="8.3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6" draw:layer="layout" svg:width="3.952cm" svg:height="2.373cm" svg:x="8.696cm" svg:y="7.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0.836cm" svg:height="0.372cm" svg:x="10.277cm" svg:y="8.3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7" draw:layer="layout" svg:x1="7.905cm" svg:y1="8.486cm" svg:x2="8.696cm" svg:y2="8.486cm">
          <text:p/>
        </draw:line>
        <draw:line draw:style-name="gr6" draw:text-style-name="P7" draw:layer="layout" svg:x1="12.648cm" svg:y1="8.486cm" svg:x2="13.54cm" svg:y2="8.484cm">
          <text:p/>
        </draw:line>
        <draw:line draw:style-name="gr6" draw:text-style-name="P7" draw:layer="layout" svg:x1="3.952cm" svg:y1="5.124cm" svg:x2="4.743cm" svg:y2="4.333cm">
          <text:p/>
        </draw:line>
        <draw:line draw:style-name="gr6" draw:text-style-name="P7" draw:layer="layout" svg:x1="4.743cm" svg:y1="4.333cm" svg:x2="6.324cm" svg:y2="4.333cm">
          <text:p/>
        </draw:line>
        <draw:line draw:style-name="gr6" draw:text-style-name="P7" draw:layer="layout" svg:x1="6.324cm" svg:y1="4.333cm" svg:x2="7.115cm" svg:y2="4.333cm">
          <text:p/>
        </draw:line>
        <draw:line draw:style-name="gr6" draw:text-style-name="P7" draw:layer="layout" svg:x1="7.115cm" svg:y1="4.333cm" svg:x2="7.906cm" svg:y2="5.124cm">
          <text:p/>
        </draw:line>
        <draw:line draw:style-name="gr6" draw:text-style-name="P7" draw:layer="layout" svg:x1="3.952cm" svg:y1="5.125cm" svg:x2="3.952cm" svg:y2="6.707cm">
          <text:p/>
        </draw:line>
        <draw:line draw:style-name="gr6" draw:text-style-name="P7" draw:layer="layout" svg:x1="3.952cm" svg:y1="6.707cm" svg:x2="7.905cm" svg:y2="6.707cm">
          <text:p/>
        </draw:line>
        <draw:line draw:style-name="gr6" draw:text-style-name="P7" draw:layer="layout" svg:x1="7.905cm" svg:y1="5.125cm" svg:x2="7.905cm" svg:y2="6.707cm">
          <text:p/>
        </draw:line>
        <draw:custom-shape draw:style-name="gr7" draw:text-style-name="P8" draw:layer="layout" svg:width="3.953cm" svg:height="2.373cm" svg:x="3.952cm" svg:y="4.334cm">
          <text:p text:style-name="P1"><text:span text:style-name="T1">Цикл по X,</text:span></text:p>
          <text:p text:style-name="P1"><text:span text:style-name="T1"><text:s/></text:span><text:span text:style-name="T1">пока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0.876cm" svg:height="0.371cm" svg:x="6.04cm" svg:y="5.6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7" draw:layer="layout" svg:x1="5.929cm" svg:y1="6.707cm" svg:x2="5.929cm" svg:y2="7.3cm">
          <text:p/>
        </draw:line>
        <draw:custom-shape draw:style-name="gr9" draw:text-style-name="P10" draw:layer="layout" svg:width="3.953cm" svg:height="2.372cm" svg:x="3.952cm" svg:y="10.267cm">
          <text:p text:style-name="P9"><text:span text:style-name="T2">Вычисление Y по формуле 1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3.952cm" svg:height="2.372cm" svg:x="8.696cm" svg:y="10.267cm">
          <text:p text:style-name="P9"><text:span text:style-name="T2">Вычисление Y по формуле 1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draw:layer="layout" svg:width="3.953cm" svg:height="2.372cm" svg:x="13.537cm" svg:y="7.229cm">
          <text:p text:style-name="P9"><text:span text:style-name="T2">Вычисление Y по формуле 1.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7" draw:layer="layout" svg:x1="5.929cm" svg:y1="9.673cm" svg:x2="5.929cm" svg:y2="10.266cm">
          <text:p/>
        </draw:line>
        <draw:line draw:style-name="gr6" draw:text-style-name="P7" draw:layer="layout" svg:x1="10.672cm" svg:y1="9.673cm" svg:x2="10.672cm" svg:y2="10.266cm">
          <text:p/>
        </draw:line>
        <draw:custom-shape draw:style-name="gr11" draw:text-style-name="P8" draw:layer="layout" svg:width="1.581cm" svg:height="0.791cm" svg:x="10.277cm" svg:y="9.476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1.582cm" svg:height="0.791cm" svg:x="5.533cm" svg:y="9.476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581cm" svg:height="0.791cm" svg:x="12.253cm" svg:y="7.894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581cm" svg:height="0.791cm" svg:x="7.51cm" svg:y="7.894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2" draw:layer="layout" svg:width="3.952cm" svg:height="2.374cm" svg:x="8.696cm" svg:y="13.628cm">
          <text:p text:style-name="P11"><text:span text:style-name="T3">Вывод значений X 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7" draw:layer="layout" svg:x1="10.672cm" svg:y1="12.639cm" svg:x2="10.672cm" svg:y2="13.628cm">
          <text:p/>
        </draw:line>
        <draw:line draw:style-name="gr6" draw:text-style-name="P7" draw:layer="layout" svg:x1="15.397cm" svg:y1="9.61cm" svg:x2="15.415cm" svg:y2="14.814cm">
          <text:p/>
        </draw:line>
        <draw:line draw:style-name="gr6" draw:text-style-name="P7" draw:layer="layout" svg:x1="9.091cm" svg:y1="14.815cm" svg:x2="5.929cm" svg:y2="14.815cm">
          <text:p/>
        </draw:line>
        <draw:line draw:style-name="gr6" draw:text-style-name="P7" draw:layer="layout" svg:x1="5.929cm" svg:y1="12.639cm" svg:x2="5.929cm" svg:y2="14.814cm">
          <text:p/>
        </draw:line>
        <draw:line draw:style-name="gr14" draw:text-style-name="P7" draw:layer="layout" svg:x1="15.415cm" svg:y1="14.815cm" svg:x2="12.253cm" svg:y2="14.815cm">
          <text:p/>
        </draw:line>
        <draw:line draw:style-name="gr6" draw:text-style-name="P7" draw:layer="layout" svg:x1="8.721cm" svg:y1="20.811cm" svg:x2="12.674cm" svg:y2="20.811cm">
          <text:p/>
        </draw:line>
        <draw:line draw:style-name="gr6" draw:text-style-name="P7" draw:layer="layout" svg:x1="8.721cm" svg:y1="22.393cm" svg:x2="8.721cm" svg:y2="20.811cm">
          <text:p/>
        </draw:line>
        <draw:line draw:style-name="gr6" draw:text-style-name="P7" draw:layer="layout" svg:x1="12.673cm" svg:y1="22.393cm" svg:x2="12.673cm" svg:y2="20.811cm">
          <text:p/>
        </draw:line>
        <draw:line draw:style-name="gr6" draw:text-style-name="P7" draw:layer="layout" svg:x1="11.883cm" svg:y1="23.184cm" svg:x2="12.674cm" svg:y2="22.393cm">
          <text:p/>
        </draw:line>
        <draw:line draw:style-name="gr6" draw:text-style-name="P7" draw:layer="layout" svg:x1="9.512cm" svg:y1="23.184cm" svg:x2="8.721cm" svg:y2="22.393cm">
          <text:p/>
        </draw:line>
        <draw:line draw:style-name="gr6" draw:text-style-name="P7" draw:layer="layout" svg:x1="11.883cm" svg:y1="23.184cm" svg:x2="9.511cm" svg:y2="23.184cm">
          <text:p/>
        </draw:line>
        <draw:line draw:style-name="gr6" draw:text-style-name="P7" draw:layer="layout" svg:x1="10.672cm" svg:y1="16.001cm" svg:x2="10.672cm" svg:y2="16.99cm">
          <text:p/>
        </draw:line>
        <draw:custom-shape draw:style-name="gr15" draw:text-style-name="P13" draw:layer="layout" svg:width="3.952cm" svg:height="2.373cm" svg:x="8.721cm" svg:y="20.811cm">
          <text:p text:style-name="P9"><text:span text:style-name="T2">Цикл по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3.952cm" svg:height="1.582cm" svg:x="8.721cm" svg:y="24.371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7" draw:layer="layout" svg:x1="10.697cm" svg:y1="23.184cm" svg:x2="10.697cm" svg:y2="24.371cm">
          <text:p/>
        </draw:line>
        <draw:custom-shape draw:style-name="gr10" draw:text-style-name="P10" draw:layer="layout" svg:width="3.952cm" svg:height="2.372cm" svg:x="8.697cm" svg:y="17.011cm">
          <text:p text:style-name="P9"><text:span text:style-name="T2">X + 0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0.677cm" svg:y1="19.395cm" svg:x2="10.661cm" svg:y2="20.8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3:25:54.147000000</meta:creation-date>
    <dc:date>2023-10-21T16:36:28.048618037</dc:date>
    <meta:editing-duration>PT3M5S</meta:editing-duration>
    <meta:editing-cycles>3</meta:editing-cycles>
    <meta:generator>LibreOffice/7.5.5.2$MacOSX_X86_64 LibreOffice_project/ca8fe7424262805f223b9a2334bc7181abbcbf5e</meta:generator>
    <meta:document-statistic meta:object-count="45"/>
  </office:meta>
</office:document-meta>
</file>

<file path=Object 2/content.xml><?xml version="1.0" encoding="utf-8"?>
<math xmlns="http://www.w3.org/1998/Math/MathML" display="block">
  <semantics>
    <mrow>
      <mi>X</mi>
      <mo stretchy="false">&gt;</mo>
      <mn>0</mn>
    </mrow>
    <annotation encoding="StarMath 5.0">X &gt; 0
</annotation>
  </semantics>
</math>
</file>

<file path=Object 3/content.xml><?xml version="1.0" encoding="utf-8"?>
<math xmlns="http://www.w3.org/1998/Math/MathML" display="block">
  <semantics>
    <mrow>
      <mi>X</mi>
      <mo stretchy="false">&lt;</mo>
      <mn>0</mn>
    </mrow>
    <annotation encoding="StarMath 5.0">X &lt; 0
</annotation>
  </semantics>
</math>
</file>

<file path=Object 5/content.xml><?xml version="1.0" encoding="utf-8"?>
<math xmlns="http://www.w3.org/1998/Math/MathML" display="block">
  <semantics>
    <mrow>
      <mi>X</mi>
      <mo stretchy="false">≤</mo>
      <mn>2</mn>
    </mrow>
    <annotation encoding="StarMath 5.0">X &lt;= 2
</annotation>
  </semantics>
</math>
</file>